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viousPageInfo.PreviousPageInfo( ActionForward forward , ActionForm form , ActionMapping mapping , String querySt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viousPageInfo.get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ousPageInfo.reinitialize( PageFlowController pf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eviousPageInfo.setClientState( Object client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ousPageInfo.setForward( ActionForward forwa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ousPageInfo.getCli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ousPageInfo.setMapping( ActionMapp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viousPageInfo.get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